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break-before="auto" fo:break-after="auto" style:writing-mode="lr-tb"/>
      <style:text-properties officeooo:paragraph-rsid="000e4a19"/>
    </style:style>
    <style:style style:name="P3" style:family="paragraph" style:parent-style-name="Standard">
      <style:paragraph-properties fo:line-height="100%" fo:break-before="auto" fo:break-after="auto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weight="bold" officeooo:rsid="000e4a19" officeooo:paragraph-rsid="000e4a19" style:font-weight-asian="bold" style:font-weight-complex="bold"/>
    </style:style>
    <style:style style:name="P5" style:family="paragraph" style:parent-style-name="Standard">
      <style:paragraph-properties fo:line-height="100%" style:writing-mode="lr-tb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fo:font-weight="normal" officeooo:rsid="000e4a19" officeooo:paragraph-rsid="000e4a19" style:font-weight-asian="normal" style:font-weight-complex="normal"/>
    </style:style>
    <style:style style:name="P7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92dd" style:font-weight-asian="bold" style:font-weight-complex="bold"/>
    </style:style>
    <style:style style:name="T3" style:family="text">
      <style:text-properties officeooo:rsid="000f92dd"/>
    </style:style>
    <style:style style:name="T4" style:family="text">
      <style:text-properties fo:font-weight="normal" officeooo:rsid="000f92dd" style:font-weight-asian="normal" style:font-weight-complex="normal"/>
    </style:style>
    <style:style style:name="T5" style:family="text">
      <style:text-properties officeooo:rsid="00115e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/>
      <text:p text:style-name="P4">Administrador</text:p>
      <text:p text:style-name="P6"/>
      <text:p text:style-name="P1"><text:span text:style-name="T1">Sendo</text:span> o administrador do sistema GV</text:p>
      <text:p text:style-name="P1"><text:span text:style-name="T1">Posso</text:span> incluir novos setores no sistema.</text:p>
      <text:p text:style-name="P1"><text:span text:style-name="T1">Para</text:span> <text:span text:style-name="T3">permiter que servidores estejam vinculados aos setores que trabalham.</text:span></text:p>
      <text:p text:style-name="P1"/>
      <text:p text:style-name="P1"><text:span text:style-name="T1">Cenário 1:</text:span> Cadastrar S<text:span text:style-name="T3">etor</text:span></text:p>
      <text:p text:style-name="P1"><text:span text:style-name="T1">Dado que</text:span> é um setor não cadastrado no sistema</text:p>
      <text:p text:style-name="P1"><text:span text:style-name="T1"><text:tab/>E</text:span> já estou autenticado</text:p>
      <text:p text:style-name="P1"><text:span text:style-name="T1">Quando</text:span> entro com os dados do novo setor</text:p>
      <text:p text:style-name="P1"><text:span text:style-name="T1">Então</text:span> setor será cadastrado no banco de dados</text:p>
      <text:p text:style-name="P1"><text:tab/>E mostra mensagem “<text:span text:style-name="T3">S</text:span>etor cadastrado com sucesso”.</text:p>
      <text:p text:style-name="P1"/>
      <text:p text:style-name="P1"><text:span text:style-name="T1">Cenário 2:</text:span> <text:span text:style-name="T3">S</text:span>etor já cadastrado</text:p>
      <text:p text:style-name="P1"><text:span text:style-name="T1">Dado que </text:span><text:span text:style-name="T4">é</text:span> um setor cadastrado no sistema</text:p>
      <text:p text:style-name="P1"><text:span text:style-name="T1"><text:tab/>E</text:span> já estou autenticado</text:p>
      <text:p text:style-name="P1"><text:span text:style-name="T1">Quando</text:span> entro com os dados do novo setor</text:p>
      <text:p text:style-name="P1"><text:span text:style-name="T1">Então</text:span> setor não será cadastrado no banco de dados</text:p>
      <text:p text:style-name="P1"><text:span text:style-name="T1"><text:tab/>E</text:span> mostra mensagem “<text:span text:style-name="T3">S</text:span>etor já cadastrado”.</text:p>
      <text:p text:style-name="P1"/>
      <text:p text:style-name="P1"><text:span text:style-name="T1">Cenário 3:</text:span> Dados Obrigatórios não preenchidos</text:p>
      <text:p text:style-name="P1"><text:span text:style-name="T1">Dado que</text:span> é um setor não cadastrado no sistema</text:p>
      <text:p text:style-name="P1"><text:tab/><text:span text:style-name="T1">E</text:span> já estou autenticado</text:p>
      <text:p text:style-name="P1"><text:span text:style-name="T1">Quando</text:span> entro com os dados do novo setor e não preencho campos obrigatórios</text:p>
      <text:p text:style-name="P1"><text:span text:style-name="T1">Então</text:span> não será efetuado o cadastro</text:p>
      <text:p text:style-name="P1"><text:s/><text:tab/><text:span text:style-name="T1">E</text:span> mostra mensagem “Campos obrigatórios não preenchidos”.</text:p>
      <text:p text:style-name="P1"/>
      <text:p text:style-name="P1"><text:span text:style-name="T1">Cenário 4:</text:span> Dados preenchidos inválidos</text:p>
      <text:p text:style-name="P1"><text:span text:style-name="T1">Dado que</text:span> é um setor não cadastrado no sistema</text:p>
      <text:p text:style-name="P1"><text:tab/><text:span text:style-name="T1">E</text:span> já estou autenticado</text:p>
      <text:p text:style-name="P1"><text:span text:style-name="T1">Quando</text:span> entro com os dados do novo setor e preencho um ou mais campos com dados inválidos</text:p>
      <text:p text:style-name="P1"><text:span text:style-name="T1">Então</text:span> não será efetuado o cadastro</text:p>
      <text:p text:style-name="P1"><text:s/><text:tab/><text:span text:style-name="T1">E</text:span> mostra mensagem “Campos inválidos”.</text:p>
      <text:p text:style-name="P2"/>
      <text:p text:style-name="P2">=================================================</text:p>
      <text:p text:style-name="P1"/>
      <text:p text:style-name="P1"><text:span text:style-name="T1">Sendo</text:span> o administrador do sistema GV</text:p>
      <text:p text:style-name="P1"><text:span text:style-name="T1">Posso</text:span> consultar os setores no sistema.</text:p>
      <text:p text:style-name="P1"><text:span text:style-name="T1">Para</text:span> consultar dados do setor no sistema GV.</text:p>
      <text:p text:style-name="P1"/>
      <text:p text:style-name="P1"><text:span text:style-name="T1">Cenário 1:</text:span> Consultar <text:span text:style-name="T5">S</text:span>etor</text:p>
      <text:p text:style-name="P1"><text:span text:style-name="T1">Dado que</text:span> já estou autenticado no sistema</text:p>
      <text:p text:style-name="P1"><text:span text:style-name="T1">Quando</text:span> informo os parâmetros de consulta</text:p>
      <text:p text:style-name="P1"><text:span text:style-name="T1">Então</text:span> retorna lista de setores de acordo com os parâmetros informados</text:p>
      <text:p text:style-name="P1"/>
      <text:p text:style-name="P1"><text:soft-page-break/><text:span text:style-name="T1">Cenário 2:</text:span> Campo não preenchido</text:p>
      <text:p text:style-name="P1"><text:span text:style-name="T1">Dado que</text:span> já estou autenticado no sistema</text:p>
      <text:p text:style-name="P1"><text:span text:style-name="T1">Quando</text:span> não informo os parâmetros de consulta</text:p>
      <text:p text:style-name="P1"><text:span text:style-name="T1">Então</text:span> não será efetuada a consulta</text:p>
      <text:p text:style-name="P1"><text:tab/><text:span text:style-name="T1">E</text:span> mostra mensagem “Campo não foi preenchido”.</text:p>
      <text:p text:style-name="P1"/>
      <text:p text:style-name="P1">=================================================</text:p>
      <text:p text:style-name="P1"/>
      <text:p text:style-name="P1"><text:span text:style-name="T1">Sendo</text:span> o administrador do sistema GV</text:p>
      <text:p text:style-name="P1"><text:span text:style-name="T1">Posso</text:span> atualizar os setores no sistema.</text:p>
      <text:p text:style-name="P1"><text:span text:style-name="T1">Para</text:span> alterar dados do setor no sistema GV.</text:p>
      <text:p text:style-name="P1"/>
      <text:p text:style-name="P1"><text:span text:style-name="T1">Cenário 1:</text:span> Atualizar <text:span text:style-name="T5">S</text:span>etor</text:p>
      <text:p text:style-name="P1"><text:span text:style-name="T1">Dado que</text:span> é um setor cadastrado no sistema</text:p>
      <text:p text:style-name="P1"><text:tab/><text:span text:style-name="T1">E</text:span> já estou autenticado</text:p>
      <text:p text:style-name="P1"><text:span text:style-name="T1">Quando</text:span> informo os parâmetros de alteração do setor</text:p>
      <text:p text:style-name="P1"><text:span text:style-name="T1">Então</text:span> alteração será efetuada</text:p>
      <text:p text:style-name="P1"><text:tab/><text:span text:style-name="T1">E</text:span> mostra mensagem “Dados alterados com sucesso”</text:p>
      <text:p text:style-name="P3"/>
      <text:p text:style-name="P1"><text:span text:style-name="T1">Cenário 2: </text:span>Dados Obrigatórios não preenchidos</text:p>
      <text:p text:style-name="P1"><text:span text:style-name="T1">Dado que</text:span> é um setor cadastrado no sistema</text:p>
      <text:p text:style-name="P1"><text:tab/><text:span text:style-name="T1">E</text:span> já estou autenticado</text:p>
      <text:p text:style-name="P1"><text:span text:style-name="T1">Quando</text:span> informo os parâmetros de alteração do setor e não preencho campos obrigatórios</text:p>
      <text:p text:style-name="P1"><text:span text:style-name="T1">Então</text:span> alteração não será efetuada</text:p>
      <text:p text:style-name="P1"><text:tab/><text:span text:style-name="T1">E</text:span> mostra mensagem “Campos obrigatórios não preenchidos, alteração não foi realizada”</text:p>
      <text:p text:style-name="P1"/>
      <text:p text:style-name="P1"><text:span text:style-name="T1">Cenário 3:</text:span> Dados preenchidos inválidos</text:p>
      <text:p text:style-name="P1"><text:span text:style-name="T1">Dado que</text:span> é um setor cadastrado no sistema</text:p>
      <text:p text:style-name="P1"><text:tab/><text:span text:style-name="T1">E</text:span> já estou autenticado</text:p>
      <text:p text:style-name="P1"><text:span text:style-name="T1">Quando</text:span> informo os parâmetros de alteração do setor e preencho campos com dados inválidos</text:p>
      <text:p text:style-name="P1"><text:span text:style-name="T1">Então</text:span> alteração não será efetuada</text:p>
      <text:p text:style-name="P1"><text:tab/><text:span text:style-name="T1">E</text:span> mostra mensagem “Campos inválidos, alteração não foi realizada”</text:p>
      <text:p text:style-name="P5"/>
      <text:p text:style-name="P1">=================================================</text:p>
      <text:p text:style-name="P1"/>
      <text:p text:style-name="P5"><text:span text:style-name="T1">Sendo</text:span> o administrador do sistema GV</text:p>
      <text:p text:style-name="P1"><text:span text:style-name="T1">Posso</text:span> excluir os setores no sistema.</text:p>
      <text:p text:style-name="P1"><text:span text:style-name="T1">Para</text:span> <text:span text:style-name="T3">não permitir que este setor seja visualizado no sistema</text:span>.</text:p>
      <text:p text:style-name="P1"/>
      <text:p text:style-name="P1"><text:span text:style-name="T1">Cenário 1:</text:span> Excluir setor sem <text:span text:style-name="T3">servidores associados</text:span></text:p>
      <text:p text:style-name="P1"><text:span text:style-name="T1">Dado que</text:span> é um setor cadastrado no sistema</text:p>
      <text:p text:style-name="P1"><text:tab/><text:span text:style-name="T1">E</text:span> já estou autenticado</text:p>
      <text:p text:style-name="P1"><text:span text:style-name="T1">Então</text:span> exclusão efetuada com sucesso</text:p>
      <text:p text:style-name="P1"><text:tab/><text:span text:style-name="T1">E</text:span> mostra mensagem “<text:span text:style-name="T5">S</text:span>etor excluído com sucesso”</text:p>
      <text:p text:style-name="P1"/>
      <text:p text:style-name="P1"><text:span text:style-name="T1">Cenário 1:</text:span> Excluir setor com <text:span text:style-name="T3">servidores associados</text:span></text:p>
      <text:p text:style-name="P1"><text:soft-page-break/><text:span text:style-name="T1">Dado que</text:span> é um setor cadastrado no sistema com <text:span text:style-name="T3">servidores associados</text:span></text:p>
      <text:p text:style-name="P1"><text:s text:c="4"/><text:tab/><text:span text:style-name="T1">E</text:span> já estou autenticado</text:p>
      <text:p text:style-name="P1"><text:span text:style-name="T1">Quando</text:span> desejo excluir um setor</text:p>
      <text:p text:style-name="P1"><text:span text:style-name="T1">Então</text:span> exclusão não será efetuada no banco de dados, setor ficará “inativo”</text:p>
      <text:p text:style-name="P1"><text:s text:c="4"/><text:tab/><text:span text:style-name="T1">E</text:span> mostra mensagem “<text:span text:style-name="T5">S</text:span>etor excluído com sucesso”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dc:title/>
    <meta:initial-creator/>
    <meta:editing-cycles>4</meta:editing-cycles>
    <dc:date>2015-04-24T11:25:31.562000000</dc:date>
    <meta:editing-duration>PT7M50S</meta:editing-duration>
    <meta:document-statistic meta:table-count="0" meta:image-count="0" meta:object-count="0" meta:page-count="3" meta:paragraph-count="78" meta:word-count="523" meta:character-count="3352" meta:non-whitespace-character-count="2878"/>
  </office:meta>
</office:document-meta>
</file>